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180000013791B21096EED3D88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15%"/>
      <style:text-properties style:font-name="Liberation Serif" fo:font-size="11pt" fo:font-weight="bold" officeooo:rsid="0010fc74" officeooo:paragraph-rsid="0017bbf9" style:font-size-asian="11pt" style:font-weight-asian="bold" style:font-size-complex="11pt" style:font-weight-complex="bold"/>
    </style:style>
    <style:style style:name="P2" style:family="paragraph" style:parent-style-name="Text_20_body">
      <style:paragraph-properties fo:line-height="115%" fo:text-align="justify" style:justify-single-word="false"/>
      <style:text-properties style:font-name="Liberation Serif" fo:font-size="11pt" officeooo:paragraph-rsid="0017bbf9" style:font-size-asian="11pt" style:font-size-complex="11pt"/>
    </style:style>
    <style:style style:name="P3" style:family="paragraph" style:parent-style-name="Text_20_body">
      <style:paragraph-properties fo:line-height="115%" fo:text-align="justify" style:justify-single-word="false"/>
      <style:text-properties style:font-name="Liberation Serif" fo:font-size="11pt" officeooo:rsid="00011e85" officeooo:paragraph-rsid="0017bbf9" style:font-size-asian="11pt" style:font-size-complex="11pt"/>
    </style:style>
    <style:style style:name="P4" style:family="paragraph" style:parent-style-name="Text_20_body">
      <style:paragraph-properties fo:line-height="115%" fo:text-align="justify" style:justify-single-word="false"/>
      <style:text-properties style:font-name="Liberation Serif" fo:font-size="11pt" officeooo:rsid="0010fc74" officeooo:paragraph-rsid="0017bbf9" style:font-size-asian="11pt" style:font-size-complex="11pt"/>
    </style:style>
    <style:style style:name="T1" style:family="text">
      <style:text-properties officeooo:rsid="001bae5b"/>
    </style:style>
    <style:style style:name="T2" style:family="text">
      <style:text-properties officeooo:rsid="001d3e23"/>
    </style:style>
    <style:style style:name="T3" style:family="text">
      <style:text-properties officeooo:rsid="000393d8"/>
    </style:style>
    <style:style style:name="T4" style:family="text">
      <style:text-properties officeooo:rsid="0010fc74"/>
    </style:style>
    <style:style style:name="T5" style:family="text">
      <style:text-properties officeooo:rsid="000fa09c"/>
    </style:style>
    <style:style style:name="T6" style:family="text">
      <style:text-properties officeooo:rsid="000a3449"/>
    </style:style>
    <style:style style:name="T7" style:family="text">
      <style:text-properties officeooo:rsid="001ff527"/>
    </style:style>
    <style:style style:name="T8" style:family="text">
      <style:text-properties officeooo:rsid="000a66fa"/>
    </style:style>
    <style:style style:name="T9" style:family="text">
      <style:text-properties officeooo:rsid="000e7faa"/>
    </style:style>
    <style:style style:name="T10" style:family="text">
      <style:text-properties fo:font-style="normal" officeooo:rsid="000e7faa" style:font-style-asian="normal" style:font-style-complex="normal"/>
    </style:style>
    <style:style style:name="T11" style:family="text">
      <style:text-properties fo:font-style="normal" officeooo:rsid="000a66fa" style:font-style-asian="normal" style:font-style-complex="normal"/>
    </style:style>
    <style:style style:name="T12" style:family="text">
      <style:text-properties officeooo:rsid="0019d000"/>
    </style:style>
    <style:style style:name="T13" style:family="text">
      <style:text-properties officeooo:rsid="00110968"/>
    </style:style>
    <style:style style:name="T14" style:family="text">
      <style:text-properties officeooo:rsid="00135575"/>
    </style:style>
    <style:style style:name="T15" style:family="text">
      <style:text-properties officeooo:rsid="00126dbc"/>
    </style:style>
    <style:style style:name="T16" style:family="text">
      <style:text-properties officeooo:rsid="001414e5"/>
    </style:style>
    <style:style style:name="T17" style:family="text">
      <style:text-properties officeooo:rsid="00147e25"/>
    </style:style>
    <style:style style:name="T18" style:family="text">
      <style:text-properties officeooo:rsid="00168cf6"/>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POSTA</text:p>
      <text:p text:style-name="P3"><text:tab/>A proposta deste trabalho é desenvolver um Dece<text:span text:style-name="T3">n</text:span>tralized App (DAPP) <text:span text:style-name="T4">baseado na Web </text:span>para a denúncia de crimes ambientais. Para tal, será utilizado uma abordagem de desenvolvimento de DAPP, onde as informações fornecidas pelo denunciante serão armazenadas dentro de uma blockchain, evitando assim que haja adulteração ou exclusão das informações por pessoas mal-intencionadas.</text:p>
      <text:p text:style-name="P3"><text:tab/>Com <text:span text:style-name="T5">a</text:span> f<text:span text:style-name="T6">inalidade</text:span> de atingir uma gama maior de usuários, o aplicativo deverá contar com uma interface amigável e de fácil interação. Ou seja, para este trabalho será necessário o desenvolvimento de um front end. Já para tratar e trabalhar com as informações fornecidas pelo denunciante, será necessário o desenvolvimento de uma outra parte da aplicação, um back end.</text:p>
      <text:p text:style-name="P3"><text:tab/><text:span text:style-name="T6">A blockchain da Ethereum </text:span><text:span text:style-name="T7">(BC)</text:span><text:span text:style-name="T6"> será utilizada neste trabalho por possuir uma gama muito alta de ferramentas, além de uma linguagem Turing completa para o desenvolvimento de Smart Contracts (SC). </text:span><text:span text:style-name="T8">Ela deve manipular e armazenar o DAPP por pura descentralização, porém, devido ao gargalo de desempenho da blockchain, </text:span><text:span text:style-name="T9">será escolhido uma</text:span><text:span text:style-name="T8"> implementa</text:span><text:span text:style-name="T9">ção onde</text:span><text:span text:style-name="T8"> somente algumas parte</text:span><text:span text:style-name="T9">s do sistema estará</text:span><text:span text:style-name="T8"> na blockchain.</text:span></text:p>
      <text:p text:style-name="P4"/>
      <text:p text:style-name="P4">DA ARQUITETURA DA APLICAÇÃO</text:p>
      <text:p text:style-name="P2"><text:tab/><text:span text:style-name="T8">A solução proposta conta com uma abordagem de desenvolvimento de um DAPP </text:span><text:span text:style-name="T9">indireto,</text:span><text:span text:style-name="T10"> tendo serviços de back end rodando em um servidor centralizado, enquanto o cliente interage com o SC através destes.</text:span><text:span text:style-name="T11"> </text:span><text:span text:style-name="T8">Como falado anteriormente, e na seção de Fundamentação Teórica, a blockchain possui um desempenho que deixa a desejar para alguns contextos, porém não para o nosso.</text:span></text:p>
      <text:p text:style-name="P2"><text:tab/><text:span text:style-name="T8">Parte da arquitetura da aplicação será desenvolvida utilizando tecnologias mais difundidas e que não terão o papel principal na descentralização da informação. Essa última necessidade estará a cargo da blockchain, que para o nosso desenvolvimento será utilizada via rede de teste.</text:span></text:p>
      <text:p text:style-name="P2"><text:tab/><text:span text:style-name="T4">Para o front end será feito uso da principal linguagem de desenvolvimento para a web da atualidade, o JavaScript. Pode-se ser feito o uso dos principais frameworks ou bibliotecas da linguagem, como o Angular, React ou Vue, dentre outr</text:span><text:span text:style-name="T12">a</text:span><text:span text:style-name="T4">s menos difundidos. </text:span><text:span text:style-name="T12">Também será feito o uso de um navegador de internet.</text:span></text:p>
      <text:p text:style-name="P2"><text:span text:style-name="T4"><text:tab/>No desenvolvimento do back end </text:span><text:span text:style-name="T13">pode-se fazer</text:span><text:span text:style-name="T4"> uso de bibliotecas, </text:span><text:span text:style-name="T14">API’s e frameworks </text:span><text:span text:style-name="T4">que agilizam a integração com a BC da Ethereum </text:span><text:span text:style-name="T15">e que permitem que o programador não precise implementar do início as principais funcionalidades de uma BC. </text:span><text:span text:style-name="T16">É possível acessar uma quantidade grande dessas ferramentas através da própria documentação da Ethereum.org, a fonte primária e online para a comunidade da Ethereum, de acordo com o repositório do próprio projeto aberto do site no github.</text:span></text:p>
      <text:p text:style-name="P2"><text:tab/><text:span text:style-name="T17">A imagem a </text:span><text:span text:style-name="T18">seguir </text:span><text:span text:style-name="T17">fornece uma visão geral da arquitetura da aplicação. </text:span><text:span text:style-name="T18">Nela podemos ver a divisão entre das camadas mencionadas; front end, back end e API de conexão com a BC da Ethereum.</text:span></text:p>
      <text:p text:style-name="P2"><draw:frame draw:style-name="fr1" draw:name="Quadro1" text:anchor-type="char" svg:x="3.219cm" svg:y="-0.136cm" svg:width="11.345cm" draw:z-index="0"><draw:text-box fo:min-height="6.583cm"><text:p text:style-name="Figure"><draw:frame draw:style-name="fr2" draw:name="Figura1" text:anchor-type="paragraph" svg:width="11.345cm" style:rel-width="100%" svg:height="6.583cm" style:rel-height="scale" draw:z-index="1"><draw:image xlink:href="Pictures/10000001000002180000013791B21096EED3D88C.png" xlink:type="simple" xlink:show="embed" xlink:actuate="onLoad" draw:mime-type="image/png"/></draw:frame>Figura <text:sequence text:ref-name="refFigure0" text:name="Figure" text:formula="ooow:Figure+1" style:num-format="1">1</text:sequence>: Arquitetura básica da aplicação</text:p></draw:text-box></draw:frame><text:soft-page-break/></text:p>
      <text:p text:style-name="P2"><text:tab/><text:span text:style-name="T1">Um banco de dados também será utilizado para armazenar as informações de usuário, como dados de autenticação, identificação ou demais informações que não precisam ser armazenadas utilizando a BC. </text:span><text:span text:style-name="T2">Será feito o uso de um banco de dados não relacional, pois as tabelas do banco de dados podem apresentar características dinâmicas, o que é interessante para aplicação de uma tecnologia que permita esquemas de tabela mais flexíveis, como bancos de dados orientados a documento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Figure" style:family="paragraph" style:parent-style-name="Caption"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30T17:50:21.383000000</meta:creation-date>
    <dc:date>2022-05-30T17:50:55.413000000</dc:date>
    <meta:editing-duration>PT10S</meta:editing-duration>
    <meta:editing-cycles>1</meta:editing-cycles>
    <meta:document-statistic meta:table-count="0" meta:image-count="1" meta:object-count="0" meta:page-count="2" meta:paragraph-count="12" meta:word-count="518" meta:character-count="3319" meta:non-whitespace-character-count="2804"/>
    <meta:generator>LibreOffice/7.3.3.2$Windows_X86_64 LibreOffice_project/d1d0ea68f081ee2800a922cac8f79445e4603348</meta:generator>
  </office:meta>
</office:document-meta>
</file>